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Linienende_20_1" draw:marker-end-width="0.2cm" draw:fill="none" draw:textarea-horizontal-align="left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cm" svg:height="1cm" svg:x="0.1cm" svg:y="2.1cm">
          <text:p text:style-name="P1">InterfaceImp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5cm" svg:height="1cm" svg:x="2.6cm" svg:y="0.1cm">
          <text:p text:style-name="P1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0.5cm" svg:height="0.5cm" draw:transform="rotate (-1.5707963267949) translate (4.6cm 1.1cm)">
          <text:p/>
          <draw:enhanced-geometry svg:viewBox="0 0 21600 21600" draw:text-areas="?f7 ?f0 21600 ?f2" draw:mirror-horizontal="false" draw:mirror-vertical="false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1" draw:id="id1" draw:layer="layout" svg:width="2cm" svg:height="1cm" svg:x="4.6cm" svg:y="2.1cm"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6.6cm" svg:y1="2.6cm" svg:x2="6.1cm" svg:y2="0.6cm" draw:start-shape="id1" draw:start-glue-point="7" draw:end-shape="id2" draw:end-glue-point="7" svg:d="m6600 2600h502v-2000h-1002">
          <text:p/>
        </draw:connector>
        <draw:frame draw:style-name="gr4" draw:text-style-name="P3" draw:layer="layout" svg:width="3.664cm" svg:height="0.725cm" svg:x="6.436cm" svg:y="0cm">
          <draw:text-box>
            <text:p text:style-name="P3">Implementierung</text:p>
          </draw:text-box>
        </draw:frame>
        <draw:connector draw:style-name="gr5" draw:text-style-name="P2" draw:layer="layout" svg:x1="2.1cm" svg:y1="2.1cm" svg:x2="4.35cm" svg:y2="1.6cm" draw:start-shape="id3" draw:start-glue-point="4" draw:end-shape="id4" draw:end-glue-point="1" svg:d="m2100 2100v-249h2250v-251">
          <text:p/>
        </draw:connector>
        <draw:connector draw:style-name="gr5" draw:text-style-name="P2" draw:layer="layout" svg:x1="5.6cm" svg:y1="2.1cm" svg:x2="4.35cm" svg:y2="1.6cm" draw:start-shape="id1" draw:start-glue-point="4" draw:end-shape="id4" draw:end-glue-point="1" svg:d="m5600 2100v-249h-1250v-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9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15:41:13</dc:date>
    <dc:creator>Markus </dc:creator>
    <meta:editing-duration>PT7M33S</meta:editing-duration>
    <meta:editing-cycles>3</meta:editing-cycles>
    <meta:generator>LibreOffice/3.5$Linux_X86_64 LibreOffice_project/350m1$Build-2</meta:generator>
    <meta:document-statistic meta:object-count="8"/>
  </office:meta>
</office:document-meta>
</file>